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2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Locaţie</text:p>
          </table:table-cell>
          <table:table-cell office:value-type="string">
            <text:p>Feature</text:p>
          </table:table-cell>
          <table:table-cell office:value-type="string">
            <text:p>Prioritate</text:p>
          </table:table-cell>
          <table:table-cell office:value-type="string">
            <text:p>Descrier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Interfaţă</text:p>
          </table:table-cell>
          <table:table-cell office:value-type="string">
            <text:p>Componentele şi flow-urile afişate după nume 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a rollover pe o componentă sau flow afişată descrierea ca toolti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pare exit-pointuri cu mouse-u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denumire componen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retty visual workflow build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nterfaţă administrare noduri: statistici,reload,erori,alerte,loguri</text:p>
          </table:table-cell>
          <table:table-cell table:number-columns-repeated="2"/>
        </table:table-row>
        <table:table-row table:style-name="ro1" table:number-rows-repeated="8">
          <table:table-cell table:number-columns-repeated="4"/>
        </table:table-row>
        <table:table-row table:style-name="ro1">
          <table:table-cell office:value-type="string">
            <text:p>Engine</text:p>
          </table:table-cell>
          <table:table-cell office:value-type="string">
            <text:p>Logging</text:p>
          </table:table-cell>
          <table:table-cell table:number-columns-repeated="2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Securitate ( username/parolă 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chedul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atasource support for XMLRPC &amp; SOA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ceivers: XMLRPC, SOA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scape data when saving entities in xml forma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ext parser – repeatable symbol, anychar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6">01/16/2011</text:date>, <text:time>20:50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di </meta:initial-creator>
    <meta:creation-date>2011-01-14T10:41:41</meta:creation-date>
    <dc:date>2011-01-16T20:50:06</dc:date>
    <dc:creator>adi </dc:creator>
    <meta:editing-duration>PT58H08M27S</meta:editing-duration>
    <meta:editing-cycles>11</meta:editing-cycles>
    <meta:generator>OpenOffice.org/3.2$Unix OpenOffice.org_project/320m19$Build-9505</meta:generator>
    <meta:document-statistic meta:table-count="3" meta:cell-count="20" meta:object-count="0"/>
  </office:meta>
</office:document-meta>
</file>